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4])&gt;0;[.$S4]))" style:apply-style-name="Chapter" style:base-cell-address="Template.F4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4])&gt;0;[.$S4]))" calcext:base-cell-address="Template.F4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4]=&quot;RqErased&quot;)" calcext:base-cell-address="Template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01:50:25.3369127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8-29T01:51:20.931597685</dc:date>
    <meta:editing-duration>PT6H13M58S</meta:editing-duration>
    <meta:editing-cycles>111</meta:editing-cycles>
    <meta:document-statistic meta:table-count="3" meta:cell-count="1717" meta:object-count="0"/>
    <meta:user-defined meta:name=""/>
  </office:meta>
</office:document-meta>
</file>